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style:shadow="none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3.1.8" style:family="table-cell">
      <style:table-cell-properties fo:background-color="transparent" fo:padding="0cm" fo:border="none">
        <style:background-image/>
      </style:table-cell-properties>
    </style:style>
    <style:style style:name="Tableau1.B3.2.8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3.4.8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Sylfae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ylfaen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Sylfae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Sylfae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Sylfae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ylfaen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Mickaël <text:s text:c="139"/>21/12/2006</text:p>
      <text:p text:style-name="P1">1MRIM</text:p>
      <text:p text:style-name="P1"/>
      <text:p text:style-name="P2">TD: Récapitulatif des commandes DOS</text:p>
      <text:p text:style-name="P3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>système</text:p>
          </table:table-cell>
          <table:table-cell table:style-name="Tableau1.A1" office:value-type="string">
            <text:p text:style-name="P5">bat</text:p>
          </table:table-cell>
          <table:table-cell table:style-name="Tableau1.A1" office:value-type="string">
            <text:p text:style-name="P5">config</text:p>
          </table:table-cell>
          <table:table-cell table:style-name="Tableau1.A1" office:value-type="string">
            <text:p text:style-name="P5">utils</text:p>
          </table:table-cell>
        </table:table-row>
        <table:table-row>
          <table:table-cell table:style-name="Tableau1.A1" office:value-type="string">
            <text:p text:style-name="P4">Commandes internes</text:p>
          </table:table-cell>
          <table:table-cell table:number-columns-spanned="4">
            <table:table table:is-sub-table="true">
              <table:table-column table:style-name="Tableau1.A" table:number-columns-repeated="4"/>
              <table:table-row>
                <table:table-cell table:style-name="Tableau1.A1" office:value-type="string">
                  <text:p text:style-name="P4">+ command: affiche la version de MS-DOS.</text:p>
                </table:table-cell>
                <table:table-cell table:style-name="Tableau1.A1" office:value-type="string">
                  <text:p text:style-name="P4">+ cls: efface l'écran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copy: permet de copier un dossier vide ou un fichier.</text:p>
                </table:table-cell>
              </table:table-row>
              <table:table-row>
                <table:table-cell table:style-name="Tableau1.A1" office:value-type="string">
                  <text:p text:style-name="P4">+ cd: permet d'aller au répertoire ou disque voulu.</text:p>
                </table:table-cell>
                <table:table-cell table:style-name="Tableau1.A1" office:value-type="string">
                  <text:p text:style-name="P4">+ type: affiche ce que l'on veut ou un fichier lisible (txt, bat, sys,...)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rd: suppression d'un répertoire.</text:p>
                </table:table-cell>
              </table:table-row>
              <table:table-row>
                <table:table-cell table:style-name="Tableau1.A1" office:value-type="string">
                  <text:p text:style-name="P4">+ dir: permet de lister les fichiers et dossiers se trouvant dans le répertoire courant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ren: renommer un dossier ou fichier.</text:p>
                </table:table-cell>
              </table:table-row>
              <table:table-row>
                <table:table-cell table:style-name="Tableau1.A1" office:value-type="string">
                  <text:p text:style-name="P4">+ con: 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md: créer un répertoire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del: suppression d'un fichier ou répertoire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move: déplacer un dossier ou fichier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format: créer et formater une partition.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P4">Commandes externes</text:p>
          </table:table-cell>
          <table:table-cell table:number-columns-spanned="4">
            <table:table table:is-sub-table="true">
              <table:table-column table:style-name="Tableau1.A" table:number-columns-repeated="4"/>
              <table:table-row>
                <table:table-cell table:style-name="Tableau1.A1" office:value-type="string">
                  <text:p text:style-name="P4">+ chkdsk: vérification du disque dur.</text:p>
                </table:table-cell>
                <table:table-cell table:style-name="Tableau1.A1" office:value-type="string">
                  <text:p text:style-name="P4">+ color: choisir une couleur pour le texte, le fond ou le surlignage.</text:p>
                </table:table-cell>
                <table:table-cell table:style-name="Tableau1.A1" office:value-type="string">
                  <text:p text:style-name="P4">+ menuitem: créer des menus et sous menus.</text:p>
                </table:table-cell>
                <table:table-cell table:style-name="Tableau1.A1" office:value-type="string">
                  <text:p text:style-name="P4">+ fdisk: <text:bookmark-start text:name="DDE_LINK"/>utilitaire de partionnement.<text:bookmark-end text:name="DDE_LINK"/></text:p>
                </table:table-cell>
              </table:table-row>
              <table:table-row>
                <table:table-cell table:style-name="Tableau1.A1" office:value-type="string">
                  <text:p text:style-name="P4">+ exit: quitter</text:p>
                </table:table-cell>
                <table:table-cell table:style-name="Tableau1.A1" office:value-type="string">
                  <text:p text:style-name="P4">+ if...then...else...: commandes de conditions.</text:p>
                </table:table-cell>
                <table:table-cell table:style-name="Tableau1.A1" office:value-type="string">
                  <text:p text:style-name="P4">+ goto: commande de direction/redirection.</text:p>
                </table:table-cell>
                <table:table-cell table:style-name="Tableau1.A1" office:value-type="string">
                  <text:p text:style-name="P4">+ gdisk: utilitaire de partionnement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goto: commande de direction/redirection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scandisk: utilitaire de vérification des clusters d'un disque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echo: afficher ou cacher ce qu'il se passe ou ce que l'on écrit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deltree: commande avancée de suppression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print: écrire ce que l'on peut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edit: programme d'édition de texte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prompt: choisir un prompt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qbasic: programme d'édition-création de fichiers *.bas.</text:p>
                </table:table-cell>
              </table:table-row>
              <table:table-row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call: appeler un programme.</text:p>
                </table:table-cell>
                <table:table-cell table:style-name="Tableau1.A1" office:value-type="string">
                  <text:p text:style-name="P4"/>
                </table:table-cell>
                <table:table-cell table:style-name="Tableau1.A1" office:value-type="string">
                  <text:p text:style-name="P4">+ ghost: utilitaire de sauvegarde/restauration de partition <text:s/>disque.</text:p>
                </table:table-cell>
              </table:table-row>
              <table:table-row>
                <table:table-cell table:style-name="Tableau1.B3.1.8" office:value-type="string">
                  <text:p text:style-name="P4"/>
                </table:table-cell>
                <table:table-cell table:style-name="Tableau1.B3.2.8" office:value-type="string">
                  <text:p text:style-name="P4">+ run: exécuter un programme.</text:p>
                </table:table-cell>
                <table:table-cell table:style-name="Tableau1.B3.2.8" office:value-type="string">
                  <text:p text:style-name="P4"/>
                </table:table-cell>
                <table:table-cell table:style-name="Tableau1.B3.4.8" office:value-type="string">
                  <text:p text:style-name="P4">+ xcopy: commande <text:s/>puissante de copie.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ckael Well</meta:initial-creator>
    <meta:creation-date>2006-12-20T22:53:14</meta:creation-date>
    <dc:creator>Mickael Well</dc:creator>
    <dc:date>2006-12-20T23:15:18</dc:date>
    <dc:language>fr-FR</dc:language>
    <meta:editing-cycles>16</meta:editing-cycles>
    <meta:editing-duration>PT22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2" meta:word-count="226" meta:character-count="1688"/>
  </office:meta>
</office:document-meta>
</file>